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671cm" fo:min-width="5.46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402cm" fo:min-width="2.35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74cm" fo:min-width="2.61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74cm" fo:min-width="2.80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782cm" fo:min-width="4.199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274cm" fo:min-width="4.19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147cm" fo:min-width="4.199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296cm" fo:min-width="2.802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401cm" fo:min-width="4.07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338cm" fo:min-width="2.802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48cm" fo:min-width="2.802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528cm" fo:min-width="4.072cm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69cm" svg:height="2.921cm" svg:x="6.08cm" svg:y="2.27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9cm" svg:height="2.921cm" svg:x="25.892cm" svg:y="2.524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3.302cm" svg:x="16.875cm" svg:y="5.572cm">
          <text:p text:style-name="P1">Mana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6.223cm" svg:height="3.048cm" svg:x="1.254cm" svg:y="7.985cm">
          <text:p text:style-name="P1">Select foo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6.604cm" svg:height="3.048cm" svg:x="4.683cm" svg:y="10.652cm">
          <text:p text:style-name="P1">Select home </text:p>
          <text:p text:style-name="P1">deliver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4.699cm" svg:height="2.032cm" svg:x="2.016cm" svg:y="19.415cm">
          <text:p text:style-name="P1">Ord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604cm" svg:height="3.048cm" svg:x="11.541cm" svg:y="8.239cm">
          <text:p text:style-name="P1">Search foo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layer="layout" svg:width="4.699cm" svg:height="1.524cm" svg:x="25.638cm" svg:y="12.557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699cm" svg:height="1.397cm" svg:x="28.813cm" svg:y="15.986cm">
          <text:p text:style-name="P1">Pric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699cm" svg:height="1.397cm" svg:x="32.115cm" svg:y="12.557cm">
          <text:p text:style-name="P1">Details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604cm" svg:height="3.09cm" svg:x="8.366cm" svg:y="13.065cm">
          <text:p text:style-name="P1">Li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draw:layer="layout" svg:width="4.572cm" svg:height="1.651cm" svg:x="7.731cm" svg:y="19.542cm">
          <text:p text:style-name="P1">Top foods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604cm" svg:height="3.175cm" svg:x="17.891cm" svg:y="9.636cm">
          <text:p text:style-name="P1">Li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draw:layer="layout" svg:width="4.572cm" svg:height="1.651cm" svg:x="19.161cm" svg:y="19.542cm">
          <text:p text:style-name="P1">Order list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604cm" svg:height="2.794cm" svg:x="28.559cm" svg:y="7.985cm">
          <text:p text:style-name="P1">Add foo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draw:layer="layout" svg:width="4.572cm" svg:height="1.778cm" svg:x="13.192cm" svg:y="19.542cm">
          <text:p text:style-name="P1">Foods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9.001cm" svg:y1="5.191cm" svg:x2="9.001cm" svg:y2="11.16cm">
          <text:p/>
        </draw:line>
        <draw:line draw:style-name="gr13" draw:text-style-name="P3" draw:layer="layout" svg:x1="9.001cm" svg:y1="5.191cm" svg:x2="4.429cm" svg:y2="7.985cm">
          <text:p/>
        </draw:line>
        <draw:line draw:style-name="gr13" draw:text-style-name="P3" draw:layer="layout" svg:x1="9.001cm" svg:y1="5.191cm" svg:x2="14.716cm" svg:y2="8.239cm">
          <text:p/>
        </draw:line>
        <draw:line draw:style-name="gr13" draw:text-style-name="P3" draw:layer="layout" svg:x1="4.302cm" svg:y1="11.033cm" svg:x2="4.302cm" svg:y2="19.415cm">
          <text:p/>
        </draw:line>
        <draw:line draw:style-name="gr13" draw:text-style-name="P3" draw:layer="layout" svg:x1="12.049cm" svg:y1="3.667cm" svg:x2="19.796cm" svg:y2="5.572cm">
          <text:p/>
        </draw:line>
        <draw:line draw:style-name="gr13" draw:text-style-name="P3" draw:layer="layout" svg:x1="25.892cm" svg:y1="4.048cm" svg:x2="19.669cm" svg:y2="5.572cm">
          <text:p/>
        </draw:line>
        <draw:line draw:style-name="gr13" draw:text-style-name="P3" draw:layer="layout" svg:x1="6.461cm" svg:y1="13.065cm" svg:x2="4.302cm" svg:y2="19.415cm">
          <text:p/>
        </draw:line>
        <draw:line draw:style-name="gr13" draw:text-style-name="P3" draw:layer="layout" svg:x1="16.367cm" svg:y1="10.652cm" svg:x2="16.24cm" svg:y2="19.415cm">
          <text:p/>
        </draw:line>
        <draw:line draw:style-name="gr13" draw:text-style-name="P3" draw:layer="layout" svg:x1="28.94cm" svg:y1="5.445cm" svg:x2="22.463cm" svg:y2="10.144cm">
          <text:p/>
        </draw:line>
        <draw:line draw:style-name="gr13" draw:text-style-name="P3" draw:layer="layout" svg:x1="28.94cm" svg:y1="5.445cm" svg:x2="30.337cm" svg:y2="8.62cm">
          <text:p/>
        </draw:line>
        <draw:line draw:style-name="gr13" draw:text-style-name="P3" draw:layer="layout" svg:x1="21.193cm" svg:y1="12.811cm" svg:x2="21.066cm" svg:y2="19.542cm">
          <text:p/>
        </draw:line>
        <draw:line draw:style-name="gr13" draw:text-style-name="P3" draw:layer="layout" svg:x1="9.001cm" svg:y1="5.191cm" svg:x2="13.065cm" svg:y2="13.7cm">
          <text:p/>
        </draw:line>
        <draw:line draw:style-name="gr13" draw:text-style-name="P3" draw:layer="layout" svg:x1="9.89cm" svg:y1="15.351cm" svg:x2="9.89cm" svg:y2="19.542cm">
          <text:p/>
        </draw:line>
        <draw:line draw:style-name="gr13" draw:text-style-name="P3" draw:layer="layout" svg:x1="30.464cm" svg:y1="10.144cm" svg:x2="27.924cm" svg:y2="12.557cm">
          <text:p/>
        </draw:line>
        <draw:line draw:style-name="gr13" draw:text-style-name="P3" draw:layer="layout" svg:x1="31.861cm" svg:y1="10.779cm" svg:x2="31.861cm" svg:y2="15.986cm">
          <text:p/>
        </draw:line>
        <draw:line draw:style-name="gr13" draw:text-style-name="P3" draw:layer="layout" svg:x1="33.385cm" svg:y1="10.144cm" svg:x2="34.02cm" svg:y2="12.5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6T21:52:05.140466351</meta:creation-date>
    <meta:generator>LibreOffice/6.0.7.3$Linux_X86_64 LibreOffice_project/00m0$Build-3</meta:generator>
    <dc:date>2018-12-25T02:41:54.754078842</dc:date>
    <meta:editing-duration>PT2H48M42S</meta:editing-duration>
    <meta:editing-cycles>14</meta:editing-cycles>
    <meta:document-statistic meta:object-count="32"/>
  </office:meta>
</office:document-meta>
</file>